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63.67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3.4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81aca6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ffffd7"/>
    </style:style>
    <style:style style:name="ce4" style:family="table-cell" style:parent-style-name="Default">
      <style:table-cell-properties fo:background-color="#81aca6" style:text-align-source="fix" style:repeat-content="false" fo:border="0.06pt solid #000000"/>
      <style:paragraph-properties fo:text-align="center" fo:margin-left="0mm"/>
      <style:text-properties fo:color="#ffffff"/>
    </style:style>
    <style:style style:name="ce5" style:family="table-cell" style:parent-style-name="Default">
      <style:table-cell-properties style:cell-protect="hidden-and-protected" style:print-content="true"/>
      <style:text-properties fo:color="#ffffff"/>
    </style:style>
    <style:style style:name="ce6" style:family="table-cell" style:parent-style-name="Default">
      <style:table-cell-properties style:cell-protect="hidden-and-protected" style:print-content="true"/>
    </style:style>
    <style:style style:name="gr1" style:family="graphic">
      <style:graphic-properties fo:background-color="#ffffff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</office:automatic-styles>
  <office:body>
    <office:spreadsheet>
      <table:calculation-settings table:automatic-find-labels="false" table:use-regular-expressions="false"/>
      <table:table table:name="Macro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CSV編集準備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  <form:text form:name="textBox1" form:control-implementation="ooo:com.sun.star.form.component.TextField" xml:id="control2" form:id="control2" form:input-required="false" form:convert-empty-to-null="true" form:linked-cell="Macro.F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button form:name="Push Button 2" form:control-implementation="ooo:com.sun.star.form.component.CommandButton" xml:id="control3" form:id="control3" form:label="CSV出力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keCSV?language=Basic&amp;location=document" xlink:type="simple"/>
              </office:event-listeners>
            </form:button>
          </form:form>
        </office:forms>
        <table:shapes>
          <draw:control draw:z-index="0" draw:text-style-name="P1" svg:width="30.19mm" svg:height="10.11mm" svg:x="6.32mm" svg:y="1.33mm" draw:control="control1"/>
          <draw:control draw:z-index="1" draw:style-name="gr1" draw:text-style-name="P2" svg:width="122.16mm" svg:height="6.65mm" svg:x="38.98mm" svg:y="1.33mm" draw:control="control2"/>
          <draw:control draw:z-index="2" draw:text-style-name="P1" svg:width="22.24mm" svg:height="9.18mm" svg:x="244.89mm" svg:y="1.62mm" draw:control="control3"/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フォルダ名：</text:p>
          </table:table-cell>
          <table:table-cell table:style-name="ce3" office:value-type="string" calcext:value-type="string" table:number-columns-spanned="3" table:number-rows-spanned="1">
            <text:p>/home/pi/Videos/</text:p>
          </table:table-cell>
          <table:covered-table-cell table:number-columns-repeated="2"/>
          <table:table-cell/>
          <table:table-cell table:style-name="ce5" office:value-type="string" calcext:value-type="string">
            <text:p>ここにメッセージが表示されます。</text:p>
          </table:table-cell>
          <table:table-cell table:style-name="ce6" office:value-type="string" calcext:value-type="string">
            <text:p>　</text:p>
          </table:table-cell>
        </table:table-row>
        <table:table-row table:style-name="ro2">
          <table:table-cell table:style-name="ce2" office:value-type="string" calcext:value-type="string">
            <text:p>ファイル名</text:p>
          </table:table-cell>
          <table:table-cell table:style-name="ce2" office:value-type="string" calcext:value-type="string">
            <text:p>アーティスト</text:p>
          </table:table-cell>
          <table:table-cell table:style-name="ce2" office:value-type="string" calcext:value-type="string">
            <text:p>アルバム</text:p>
          </table:table-cell>
          <table:table-cell table:style-name="ce2" office:value-type="string" calcext:value-type="string">
            <text:p>タイトル</text:p>
          </table:table-cell>
          <table:table-cell table:style-name="ce4" office:value-type="string" calcext:value-type="string">
            <text:p>Volu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ami_sakaguchi/BlueSigns.m4v</text:p>
          </table:table-cell>
          <table:table-cell office:value-type="string" calcext:value-type="string">
            <text:p>ami_sakaguch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ueSigns.m4v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ami_sakaguchi/坂口有望 「地球-まる-」 Music Video - YouTube.mp4</text:p>
          </table:table-cell>
          <table:table-cell office:value-type="string" calcext:value-type="string">
            <text:p>ami_sakaguch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坂口有望 「地球-まる-」 Music Video - YouTube.mp4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ami_sakaguchi/坂口有望 『好-じょし-』Music Video - YouTube.mp4</text:p>
          </table:table-cell>
          <table:table-cell office:value-type="string" calcext:value-type="string">
            <text:p>ami_sakaguch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坂口有望 『好-じょし-』Music Video - YouTube.mp4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ami_sakaguchi/坂口有望 bluesigns short.m4v</text:p>
          </table:table-cell>
          <table:table-cell office:value-type="string" calcext:value-type="string">
            <text:p>ami_sakaguch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坂口有望 bluesigns short.m4v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ami_sakaguchi/坂口有望 bluesigns short.mp4</text:p>
          </table:table-cell>
          <table:table-cell office:value-type="string" calcext:value-type="string">
            <text:p>ami_sakaguch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坂口有望 bluesigns short.mp4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ami_sakaguchi/坂口有望 放課後ジャーニー_Short.m4v</text:p>
          </table:table-cell>
          <table:table-cell office:value-type="string" calcext:value-type="string">
            <text:p>ami_sakaguch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坂口有望 放課後ジャーニー_Short.m4v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ami_sakaguchi/坂口有望 放課後ジャーニー_Short.mp4</text:p>
          </table:table-cell>
          <table:table-cell office:value-type="string" calcext:value-type="string">
            <text:p>ami_sakaguch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坂口有望 放課後ジャーニー_Short.mp4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ami_sakaguchi/坂口有望 放課後ジャーニー.m4v</text:p>
          </table:table-cell>
          <table:table-cell office:value-type="string" calcext:value-type="string">
            <text:p>ami_sakaguch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坂口有望 放課後ジャーニー.m4v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Nature/4k 絶景 癒し自然映像 「新緑の上高地 梓川と穂高連峰」5月下旬 信州松本 Japan Kamikochi Natur.m4v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k 絶景 癒し自然映像 「新緑の上高地 梓川と穂高連峰」5月下旬 信州松本 Japan Kamikochi Natur.m4v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Nature/Forest - 9796.m4v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est - 9796.m4v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Nature/River - 14205.mp4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iver - 14205.mp4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Nature/Sky.m4v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ky.m4v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Nature/Waterfall - 24515.mp4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aterfall - 24515.mp4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Nature/宇宙の大きさを体感できる動画（Mitaka 版.mp4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宇宙の大きさを体感できる動画（Mitaka 版.mp4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Plane/BCBE_1330.m4v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CBE_1330.m4v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Plane/Blueimpulseshort.m4v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ueimpulseshort.m4v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Plane/BULE_IMPLUSE.m4v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ULE_IMPLUSE.m4v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Plane/Plane.MP4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lane.MP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Plane/PlaneShort.m4v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laneShort.m4v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UNISON SQUARE GARDEN/【1日限定公開】UNISON SQUARE GARDEN「Catch up, latency」 - YouTube.mp4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【1日限定公開】UNISON SQUARE GARDEN「Catch up, latency」 - YouTube.mp4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UNISON SQUARE GARDEN/UNISON SQUARE GARDEN「プログラムcontinued(15th style)」Music Video.mp4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SON SQUARE GARDEN「プログラムcontinued(15th style)」Music Video.mp4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UNISON SQUARE GARDEN/Usg Coast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g Coast.m4v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UNISON SQUARE GARDEN/Usg Invisible Sensation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g Invisible Sensation.m4v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UNISON SQUARE GARDEN/Usg Invisible Sensation2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g Invisible Sensation2.m4v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UNISON SQUARE GARDEN/Usg Invisible Sensation3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g Invisible Sensation3.m4v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UNISON SQUARE GARDEN/Usg Invisible Sensation4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g Invisible Sensation4.m4v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UNISON SQUARE GARDEN/Usg Que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g Que.m4v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UNISON SQUARE GARDEN/USG_fun_time_724_1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G_fun_time_724_1.m4v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UNISON SQUARE GARDEN/USG_fun_time_724_2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G_fun_time_724_2.m4v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UNISON SQUARE GARDEN/Usg20180307Dvd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g20180307Dvd.m4v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UNISON SQUARE GARDEN/オリオンをなぞる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オリオンをなぞる.m4v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UNISON SQUARE GARDEN/シュガーソングとビターステップ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シュガーソングとビターステップ.m4v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YMCK/YmckDVD.MP4</text:p>
          </table:table-cell>
          <table:table-cell office:value-type="string" calcext:value-type="string">
            <text:p>YM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mckDVD.MP4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Macro.A3:Macro.E50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ja" style:country-asian="JP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roid Sans Fallback" style:font-size-asian="12pt" style:language-asian="ja" style:country-asian="JP" style:font-name-complex="Droid Sans Fallback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30">0000/00/00</text:date>, <text:time style:data-style-name="N2" text:time-value="13:35:40.4406895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7:35:13.850164559</meta:creation-date>
    <dc:date>2019-08-30T13:36:34.812541166</dc:date>
    <meta:editing-duration>PT3H16M18S</meta:editing-duration>
    <meta:editing-cycles>129</meta:editing-cycles>
    <meta:generator>LibreOffice/5.1.6.2$Linux_ARM_EABI LibreOffice_project/10m0$Build-2</meta:generator>
    <meta:document-statistic meta:table-count="1" meta:cell-count="174" meta:object-count="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Option VBASupport 1

REM  *****  BASIC  *****

Sub Main

	call Macro2()
	
    Dim buf, buf_p As String, msg As String
    buf_p = cells(1,2)
    buf = Dir(buf_p , 0)
    rem MsgBox cells(1,2)
    dim row as Integer 
    row = 2
    ' 1st
    Do While buf &lt;&gt; ""
    	row = row + 1
    	cells(row,1) = buf_p &amp; buf
        cells(row,2) = "-"
        cells(row,3) = "-"
        cells(row,4) = buf
        cells(row,5) = "70"
        rem msg = msg &amp; buf &amp; vbCrLf
        buf = Dir()
    Loop
    '2nd
    buf = Dir(buf_p , 16)
    dim path2() as String
    dim idx as Integer
    idx = 0
    Do While buf &lt;&gt; ""
	    if left$(buf, 1) &lt;&gt; "." then
	    	idx = idx + 1
	    	redim preserve path2(idx)
	    	path2(idx) = buf
	        rem msg = msg &amp; buf &amp; vbCrLf
        endif
       	buf = Dir()
    Loop
    if idx &gt; 0 then
    	dim i as Integer
	    for i = 1 to idx
	    	buf = Dir(buf_p &amp; "/" &amp; path2(i) &amp; "/", 0)
		    Do While buf &lt;&gt; ""
			    if left$(buf,1) &lt;&gt; "." then
			    	row = row + 1
			    	cells(row,1) = buf_p &amp; path2(i) &amp; "/" &amp; buf
			        cells(row,2) = path2(i)
			        cells(row,3) = "-"
			        cells(row,4) = buf
        			cells(row,5) = "70"
			        rem msg = msg &amp; buf &amp; vbCrLf
			    endif
	        	buf = Dir()
		    Loop
		    '3rd
		    buf = Dir(buf_p &amp; path2(i) &amp; "/" , 16)
		    dim path3() as String
		    dim idx3 as Integer
		    idx3 = 0
		    Do While buf &lt;&gt; ""
			    if left$(buf, 1) &lt;&gt; "." then
			    	idx3 = idx3 + 1
			    	redim preserve path3(idx3)
			    	path3(idx3) = buf
			        rem msg = msg &amp; buf &amp; vbCrLf
		        endif
		        buf = Dir()
		    Loop
		    if idx3 &gt; 0 then
		    	dim i3 as Integer
			    for i3 = 1 to idx3
			    	buf = Dir(buf_p &amp; path2(i) &amp; "/" &amp; path3(i3) &amp; "/", 0)
				    Do While buf &lt;&gt; ""
					    if left$(buf,1) &lt;&gt; "." then
					    	row = row + 1
					    	cells(row,1) = buf_p &amp; path2(i) &amp; "/" &amp; path3(i3) &amp; "/" &amp; buf
					        cells(row,2) = path2(i)
					        cells(row,3) = path3(i3)
					        cells(row,4) = buf
			                cells(row,5) = "70"
					        rem msg = msg &amp; buf &amp; vbCrLf
					    endif
			        	buf = Dir()
				    Loop
				    
				    
				next i3
		    endif
		    
		    
		next i
    endif
    rem MsgBox msg
	call Macro1()

End Sub

sub MakeCSV

	dim r as Integer
	dim buf as string
    Open "/home/pi/git/LinuxKaraoke/all_dayly.csv" For Output As #1
      for r = 3 to ActiveSheet.usedrange.rows.count()
        buf = cells(r, 1) &amp; vbTab &amp; cells(r, 2) &amp; vbTab &amp; cells(r, 3) &amp; vbTab &amp; cells(r, 4) &amp; vbTab &amp; cells(r, 5)
        Print #1, buf
      next r
    Close #1
    Open "/home/pi/git/LinuxKaraoke/all_nightly.csv" For Output As #1
      for r = 3 to ActiveSheet.usedrange.rows.count()
        buf = cells(r, 1) &amp; vbTab &amp; cells(r, 2) &amp; vbTab &amp; cells(r, 3) &amp; vbTab &amp; cells(r, 4) &amp; vbTab &amp; cells(r, 5)
        Print #1, buf
      next r
    Close #1
	MsgBox "CSV Converted."
end sub


sub Macro1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A$5082"

dispatcher.executeDispatch(document, ".uno:GoToCell", "", 0, args1())

rem ----------------------------------------------------------------------
dim args2(0) as new com.sun.star.beans.PropertyValue
args2(0).Name = "ToPoint"
args2(0).Value = "$A$3:$E$5082"

dispatcher.executeDispatch(document, ".uno:GoToCell", "", 0, args2())

rem WorkSheet.Form.textBox1.bgcolor=#ff4000
rem Form.textBox1.BackColor = RGB(255, 32, 0)

cells(1,6)="「Current Selection」ボタンを押してください。"
rem ----------------------------------------------------------------------
dispatcher.executeDispatch(document, ".uno:SortAscending", "", 0, Array())

cells(1,6)="ここにメッセージが表示されます。"
end sub



sub Macro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2(0) as new com.sun.star.beans.PropertyValue
args2(0).Name = "ToPoint"
args2(0).Value = "$A$3"

dispatcher.executeDispatch(document, ".uno:GoToCell", "", 0, args2())

rem ----------------------------------------------------------------------
dim args3(0) as new com.sun.star.beans.PropertyValue
args3(0).Name = "ToPoint"
args3(0).Value = "$A$3:$E$6000"

dispatcher.executeDispatch(document, ".uno:GoToCell", "", 0, args3())

rem ----------------------------------------------------------------------
dispatcher.executeDispatch(document, ".uno:ClearContents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